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Standard">
      <style:text-properties officeooo:rsid="001887e3" officeooo:paragraph-rsid="001887e3"/>
    </style:style>
    <style:style style:name="P2" style:family="paragraph" style:parent-style-name="Standard">
      <style:text-properties officeooo:paragraph-rsid="001887e3"/>
    </style:style>
    <style:style style:name="P3" style:family="paragraph" style:parent-style-name="Standard">
      <style:text-properties officeooo:rsid="0018dbdd" officeooo:paragraph-rsid="0018dbdd"/>
    </style:style>
    <style:style style:name="P4" style:family="paragraph" style:parent-style-name="Standard">
      <style:text-properties officeooo:paragraph-rsid="0018dbdd"/>
    </style:style>
    <style:style style:name="P5" style:family="paragraph" style:parent-style-name="Standard">
      <style:text-properties officeooo:paragraph-rsid="001aadd4"/>
    </style:style>
    <style:style style:name="P6" style:family="paragraph" style:parent-style-name="Standard">
      <style:text-properties officeooo:paragraph-rsid="001bbb10"/>
    </style:style>
    <style:style style:name="P7" style:family="paragraph" style:parent-style-name="Standard">
      <style:paragraph-properties fo:text-align="start" style:justify-single-word="false"/>
    </style:style>
    <style:style style:name="P8" style:family="paragraph" style:parent-style-name="Standard">
      <style:text-properties officeooo:paragraph-rsid="001c183b"/>
    </style:style>
    <style:style style:name="P9" style:family="paragraph" style:parent-style-name="Standard">
      <style:text-properties officeooo:paragraph-rsid="001c5f29"/>
    </style:style>
    <style:style style:name="T1" style:family="text">
      <style:text-properties officeooo:rsid="001887e3"/>
    </style:style>
    <style:style style:name="T2" style:family="text">
      <style:text-properties officeooo:rsid="0018dbdd"/>
    </style:style>
    <style:style style:name="T3" style:family="text">
      <style:text-properties fo:font-weight="normal" officeooo:rsid="001aadd4"/>
    </style:style>
    <style:style style:name="T4" style:family="text">
      <style:text-properties fo:font-style="normal" officeooo:rsid="001bbb10" style:font-style-asian="normal" style:font-style-complex="normal"/>
    </style:style>
    <style:style style:name="T5" style:family="text">
      <style:text-properties fo:font-style="normal" fo:font-weight="normal" style:font-style-asian="normal" style:font-style-complex="normal"/>
    </style:style>
    <style:style style:name="T6" style:family="text">
      <style:text-properties fo:font-style="normal" fo:font-weight="normal" officeooo:rsid="0018dbdd" style:font-style-asian="normal" style:font-style-complex="normal"/>
    </style:style>
    <style:style style:name="T7" style:family="text">
      <style:text-properties fo:font-style="normal" fo:font-weight="normal" officeooo:rsid="001aadd4" style:font-style-asian="normal" style:font-style-complex="normal"/>
    </style:style>
    <style:style style:name="T8" style:family="text">
      <style:text-properties fo:font-style="normal" fo:font-weight="normal" officeooo:rsid="001bbb10" style:font-style-asian="normal" style:font-style-complex="normal"/>
    </style:style>
    <style:style style:name="T9" style:family="text">
      <style:text-properties fo:font-style="normal" fo:font-weight="normal" officeooo:rsid="001c183b" style:font-style-asian="normal" style:font-style-complex="normal"/>
    </style:style>
    <style:style style:name="T10" style:family="text">
      <style:text-properties fo:font-style="normal" fo:font-weight="normal" officeooo:rsid="001c5f29" style:font-style-asian="normal" style:font-style-complex="normal"/>
    </style:style>
    <style:style style:name="T11" style:family="text">
      <style:text-properties fo:color="#003399" style:text-line-through-style="none" style:text-line-through-type="none" style:text-underline-style="none" officeooo:rsid="001c183b" style:text-blinking="false" fo:background-color="#ffffff" loext:char-shading-value="0" loext:padding="0cm" loext:border="non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">Analista de sistemas</text:p>
      <text:p text:style-name="P1"/>
      <text:p text:style-name="P1">Atividades: O analista de sistemas trabalha no desenvolvimento do software, administração do banco de dados, administração de redes e no suporte.</text:p>
      <text:p text:style-name="P1"/>
      <text:p text:style-name="P1">Formação: Necessário curso superior em alguma área de TI, como analise de sistemas, ciência da computação, sistemas da informação, etc.</text:p>
      <text:p text:style-name="P1"/>
      <text:p text:style-name="P1"><text:a xlink:type="simple" xlink:href="https://www.guiadacarreira.com.br/carreira/o-que-faz-um-analista-de-sistemas-2/" text:style-name="Internet_20_link" text:visited-style-name="Visited_20_Internet_20_Link">https://www.guiadacarreira.com.br/carreira/o-que-faz-um-analista-de-sistemas-2/</text:a></text:p>
      <text:p text:style-name="P1"/>
      <text:p text:style-name="P2"><text:span text:style-name="T1">Média salarial: </text:span>entre R$2.130,00 e R$ 6.400,00</text:p>
      <text:section text:style-name="Sect1" text:name="divwithcopy">
        <text:p text:style-name="Text_20_body">Fonte: <text:a xlink:type="simple" xlink:href="https://www.guiadacarreira.com.br/salarios/quanto-ganha-um-analista-de-sistemas/" text:style-name="Internet_20_link" text:visited-style-name="Visited_20_Internet_20_Link">https://www.guiadacarreira.com.br/salarios/quanto-ganha-um-analista-de-sistemas/</text:a></text:p>
      </text:section>
      <text:p text:style-name="P2"><text:span text:style-name="T1">Tempo de experiência: </text:span></text:p>
      <text:p text:style-name="P2"/>
      <text:p text:style-name="P2"/>
      <text:p text:style-name="P2"/>
      <text:p text:style-name="P3">Engenheiro de Software</text:p>
      <text:p text:style-name="P3"/>
      <text:p text:style-name="P4"><text:span text:style-name="T2">Atividades: </text:span><text:span text:style-name="T5">Desenvolver </text:span><text:span text:style-name="Emphasis"><text:span text:style-name="T5">softwares</text:span></text:span><text:span text:style-name="T5"> e </text:span><text:span text:style-name="Emphasis"><text:span text:style-name="T5">apps</text:span></text:span><text:span text:style-name="Emphasis"><text:span text:style-name="T6">, Gerenciar projetos ligados aos softwares, Arquitetar o design estrutural dos programas e Realizar testes nos sistemas.</text:span></text:span></text:p>
      <text:p text:style-name="P4"><text:span text:style-name="Emphasis"><text:span text:style-name="T6"/></text:span></text:p>
      <text:p text:style-name="P4"><text:span text:style-name="Emphasis"><text:span text:style-name="T6">Formação: Curso superior em Engenharia de software e Ciência da Computação.</text:span></text:span></text:p>
      <text:p text:style-name="P4"><text:span text:style-name="Emphasis"><text:span text:style-name="T6"/></text:span></text:p>
      <text:p text:style-name="P4"><text:a xlink:type="simple" xlink:href="https://www.napratica.org.br/profissao-engenheiro-de-software/" text:style-name="Internet_20_link" text:visited-style-name="Visited_20_Internet_20_Link"><text:span text:style-name="Emphasis"><text:span text:style-name="T6">https://www.napratica.org.br/profissao-engenheiro-de-software/</text:span></text:span></text:a></text:p>
      <text:p text:style-name="P4"><text:span text:style-name="Emphasis"><text:span text:style-name="T6"/></text:span></text:p>
      <text:p text:style-name="P4"><text:span text:style-name="Emphasis"><text:span text:style-name="T6">Média salarial: R$4.600,00.</text:span></text:span></text:p>
      <text:p text:style-name="P4"><text:span text:style-name="Emphasis"><text:span text:style-name="T6"/></text:span></text:p>
      <text:p text:style-name="P4"><text:a xlink:type="simple" xlink:href="https://www.unicesumar.edu.br/blog/engenharia-de-software-mercado-de-trabalho/" text:style-name="Internet_20_link" text:visited-style-name="Visited_20_Internet_20_Link"><text:span text:style-name="Emphasis"><text:span text:style-name="T7">https://www.unicesumar.edu.br/blog/engenharia-de-software-mercado-de-trabalho/</text:span></text:span></text:a></text:p>
      <text:p text:style-name="P4"><text:span text:style-name="Emphasis"><text:span text:style-name="T6"/></text:span></text:p>
      <text:p text:style-name="P5"><text:span text:style-name="Emphasis"><text:span text:style-name="T7">Tempo de experiência: </text:span></text:span></text:p>
      <text:p text:style-name="P5"><text:span text:style-name="Emphasis"><text:span text:style-name="T7"/></text:span></text:p>
      <text:p text:style-name="P5"><text:span text:style-name="Emphasis"><text:span text:style-name="T7">Arquiteto de Software</text:span></text:span></text:p>
      <text:p text:style-name="P5"><text:span text:style-name="Emphasis"><text:span text:style-name="T7"/></text:span></text:p>
      <text:p text:style-name="P5"><text:span text:style-name="Emphasis"><text:span text:style-name="T7">Atividades: Visualiza os comportamentos de automação como um todo, Distingue requisitos funcionais e não funcionais do domínio, Reúne informações sobre os problemas, projetando soluções, Idealiza a planta (</text:span></text:span><text:span text:style-name="Emphasis"><text:span text:style-name="T3">blueprint</text:span></text:span><text:span text:style-name="Emphasis"><text:span text:style-name="T7">) que define os elementos partes da solução e como funcionaram em conjunto e é Responsável por integrar os requisitos não funcionais na solução final.</text:span></text:span></text:p>
      <text:p text:style-name="P5"><text:span text:style-name="Emphasis"><text:span text:style-name="T7"/></text:span></text:p>
      <text:p text:style-name="P5"><text:a xlink:type="simple" xlink:href="http://infobase.com.br/atividades-arquiteto-de-software/" text:style-name="Internet_20_link" text:visited-style-name="Visited_20_Internet_20_Link"><text:span text:style-name="Emphasis"><text:span text:style-name="T7">http://infobase.com.br/atividades-arquiteto-de-software/</text:span></text:span></text:a></text:p>
      <text:p text:style-name="P5"><text:span text:style-name="Emphasis"><text:span text:style-name="T7"/></text:span></text:p>
      <text:p text:style-name="P5"><text:span text:style-name="Emphasis"><text:span text:style-name="T7">Formação: Curso em Ciência da Computação, maior </text:span></text:span><text:span text:style-name="Emphasis"><text:span text:style-name="T8">conhecimento em arquiteturas.</text:span></text:span></text:p>
      <text:p text:style-name="P5"><text:a xlink:type="simple" xlink:href="http://linuxnewmedia.com.br/blogs/eliaspraciano/2014/11/17/536/" text:style-name="Internet_20_link" text:visited-style-name="Visited_20_Internet_20_Link"><text:span text:style-name="Emphasis"><text:span text:style-name="T8">http://linuxnewmedia.com.br/blogs/eliaspraciano/2014/11/17/536/</text:span></text:span></text:a></text:p>
      <text:p text:style-name="P5"><text:span text:style-name="Emphasis"><text:span text:style-name="T7"/></text:span></text:p>
      <text:p text:style-name="P5"><text:span text:style-name="Emphasis"><text:span text:style-name="T7">Média salarial: R$ 8.565,00.</text:span></text:span></text:p>
      <text:p text:style-name="P5"><text:span text:style-name="Emphasis"><text:span text:style-name="T7"/></text:span></text:p>
      <text:p text:style-name="P5"><text:a xlink:type="simple" xlink:href="https://www.vagas.com.br/cargo/arquiteto-de-software" text:style-name="Internet_20_link" text:visited-style-name="Visited_20_Internet_20_Link"><text:span text:style-name="Emphasis"><text:span text:style-name="T7">https://www.vagas.com.br/cargo/arquiteto-de-software</text:span></text:span></text:a></text:p>
      <text:p text:style-name="P5"><text:span text:style-name="Emphasis"><text:span text:style-name="T7"/></text:span></text:p>
      <text:p text:style-name="P5"><text:span text:style-name="Emphasis"><text:span text:style-name="T7">Tempo de experiência: </text:span></text:span></text:p>
      <text:p text:style-name="P5"><text:soft-page-break/><text:span text:style-name="Emphasis"><text:span text:style-name="T7"/></text:span></text:p>
      <text:p text:style-name="P6"><text:span text:style-name="Emphasis"><text:span text:style-name="T8">Programador</text:span></text:span></text:p>
      <text:p text:style-name="P6"><text:span text:style-name="Emphasis"><text:span text:style-name="T8"/></text:span></text:p>
      <text:p text:style-name="P6"><text:span text:style-name="Emphasis"><text:span text:style-name="T8">Atividades: O programador é responsável por seguir especificações para o </text:span></text:span><text:span text:style-name="Emphasis"><text:span text:style-name="Strong_20_Emphasis"><text:span text:style-name="T4">desenvolvimento</text:span></text:span></text:span><text:span text:style-name="Emphasis"><text:span text:style-name="T8"> de partes de um produto de software, ou até mesmo, o software completo. Muitas vezes o programador vai trabalhar em equipe com outros programadores e profissionais da TI, ele deve estar apto a ler documentações de software e criar registros de mudanças num software (o que chamamos de log).</text:span></text:span></text:p>
      <text:p text:style-name="P6"><text:span text:style-name="Emphasis"><text:span text:style-name="T8"/></text:span></text:p>
      <text:p text:style-name="P8"><text:span text:style-name="Emphasis"><text:span text:style-name="T9">Formação: Não necessita de curso superior, apenas de conhecimento em uma linguagem com a qual você deseja trabalhar.</text:span></text:span></text:p>
      <text:p text:style-name="P8"><text:span text:style-name="Emphasis"><text:span text:style-name="T9"/></text:span></text:p>
      <text:p text:style-name="P7"><text:a xlink:type="simple" xlink:href="https://www.adamsilva.com.br/profissoes/programador/#ixzz5jBgqCHnI" text:style-name="Internet_20_link" text:visited-style-name="Visited_20_Internet_20_Link"><text:span text:style-name="T11">https://www.adamsilva.com.br/profissoes/programador/#ixzz5jBgqCHnI</text:span></text:a></text:p>
      <text:p text:style-name="P6"><text:span text:style-name="Emphasis"><text:span text:style-name="T9"/></text:span></text:p>
      <text:p text:style-name="P8"><text:span text:style-name="Emphasis"><text:span text:style-name="T9">Média salarial: </text:span></text:span><text:bookmark text:name="divwithcopy"/>R$ 2.284,99</text:p>
      <text:section text:style-name="Sect1" text:name="Seção1">
        <text:p text:style-name="Text_20_body">Fonte: <text:a xlink:type="simple" xlink:href="https://www.guiadacarreira.com.br/salarios/quanto-ganha-um-programador/" text:style-name="Internet_20_link" text:visited-style-name="Visited_20_Internet_20_Link">https://www.guiadacarreira.com.br/salarios/quanto-ganha-um-programador/</text:a></text:p>
      </text:section>
      <text:p text:style-name="P8"><text:span text:style-name="Emphasis"><text:span text:style-name="T9">Tempo de experiência:</text:span></text:span></text:p>
      <text:p text:style-name="P8"><text:span text:style-name="Emphasis"><text:span text:style-name="T9"/></text:span></text:p>
      <text:p text:style-name="P8"><text:span text:style-name="Emphasis"><text:span text:style-name="T9">Analista de testes/testador</text:span></text:span></text:p>
      <text:p text:style-name="P8"><text:span text:style-name="Emphasis"><text:span text:style-name="T9"/></text:span></text:p>
      <text:p text:style-name="P8"><text:span text:style-name="Emphasis"><text:span text:style-name="T9">Atividades: A principal atividade do Analista de Testes é a elaboração de planos de teste e sua execução. Deve auxiliar no desenvolvimento de automações de teste para que a equipe de qualidade consiga agilizar a identificação de erros em atividades desenvolvidas.<text:line-break/></text:span></text:span></text:p>
      <text:p text:style-name="P8"><text:a xlink:type="simple" xlink:href="http://tutano.trampos.co/11576-guia-profissoes-analista-testes/" text:style-name="Internet_20_link" text:visited-style-name="Visited_20_Internet_20_Link"><text:span text:style-name="Emphasis"><text:span text:style-name="T10">http://tutano.trampos.co/11576-guia-profissoes-analista-testes/</text:span></text:span></text:a></text:p>
      <text:p text:style-name="P8"><text:span text:style-name="Emphasis"><text:span text:style-name="T10"/></text:span></text:p>
      <text:p text:style-name="P9"><text:span text:style-name="Emphasis"><text:span text:style-name="T10">Formação: </text:span></text:span></text:p>
      <text:p text:style-name="P9"><text:span text:style-name="Emphasis"><text:span text:style-name="T10"/></text:span></text:p>
      <text:p text:style-name="P9"><text:span text:style-name="Emphasis"><text:span text:style-name="T10">Média salarial: R$ 3.121,00.</text:span></text:span></text:p>
      <text:p text:style-name="P9"><text:span text:style-name="Emphasis"><text:span text:style-name="T10"/></text:span></text:p>
      <text:p text:style-name="P9"><text:a xlink:type="simple" xlink:href="https://www.vagas.com.br/cargo/analista-de-testes" text:style-name="Internet_20_link" text:visited-style-name="Visited_20_Internet_20_Link"><text:span text:style-name="Emphasis"><text:span text:style-name="T10">https://www.vagas.com.br/cargo/analista-de-testes</text:span></text:span></text:a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Adobe Blank" svg:font-family="'Adobe Blan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pt" fo:country="BR" style:letter-kerning="true" style:font-name-asian="Adobe Blan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Adobe Blank" style:font-family-asian="'Adobe Blan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Adobe Blank" style:font-family-asian="'Adobe Blan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style:style style:name="Strong_20_Emphasis" style:display-name="Strong Emphasis" style:family="text"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9-03-25T09:12:32.032337901</meta:creation-date>
    <dc:date>2019-03-25T10:07:47.508177119</dc:date>
    <meta:editing-duration>PT2M53S</meta:editing-duration>
    <meta:editing-cycles>2</meta:editing-cycles>
    <meta:generator>LibreOffice/6.2.0.3$Linux_X86_64 LibreOffice_project/20$Build-3</meta:generator>
    <meta:document-statistic meta:table-count="0" meta:image-count="0" meta:object-count="0" meta:page-count="2" meta:paragraph-count="35" meta:word-count="315" meta:character-count="2803" meta:non-whitespace-character-count="2518"/>
  </office:meta>
</office:document-meta>
</file>